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a049" officeooo:paragraph-rsid="000ca049"/>
    </style:style>
    <style:style style:name="P2" style:family="paragraph" style:parent-style-name="Standard">
      <style:text-properties officeooo:rsid="000e05b5" officeooo:paragraph-rsid="000e05b5"/>
    </style:style>
    <style:style style:name="T1" style:family="text">
      <style:text-properties officeooo:rsid="000ff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tenar string = strc<text:span text:style-name="T1">a</text:span>t</text:p>
      <text:p text:style-name="P1">contar caracter = strlen</text:p>
      <text:p text:style-name="P1"><text:s/>copiar para outro vetor=stycpy</text:p>
      <text:p text:style-name="P1"/>
      <text:p text:style-name="P1"/>
      <text:p text:style-name="P1">char pal[10]=”pala”;</text:p>
      <text:p text:style-name="P1"/>
      <text:p text:style-name="P1">int vet[5]={0,10,2,30,4};</text:p>
      <text:p text:style-name="P1"/>
      <text:p text:style-name="P2">gets=palavras inteiras</text:p>
      <text:p text:style-name="P2">puts= exibi palavras</text:p>
      <text:p text:style-name="P2">limpar buffer=_fpurge(stdin)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0:48:16.315342150</meta:creation-date>
    <dc:date>2019-09-23T22:42:12.215980728</dc:date>
    <meta:editing-duration>PT53M25S</meta:editing-duration>
    <meta:editing-cycles>1</meta:editing-cycles>
    <meta:document-statistic meta:table-count="0" meta:image-count="0" meta:object-count="0" meta:page-count="1" meta:paragraph-count="8" meta:word-count="23" meta:character-count="197" meta:non-whitespace-character-count="181"/>
    <meta:generator>LibreOffice/6.1.5.2$Linux_X86_64 LibreOffice_project/10$Build-2</meta:generator>
  </office:meta>
</office:document-meta>
</file>